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362in"/>
    </style:style>
    <style:style style:name="co3" style:family="table-column">
      <style:table-column-properties fo:break-before="auto" style:column-width="0.4409in"/>
    </style:style>
    <style:style style:name="co4" style:family="table-column">
      <style:table-column-properties fo:break-before="auto" style:column-width="1.3772in"/>
    </style:style>
    <style:style style:name="co6" style:family="table-column">
      <style:table-column-properties fo:break-before="auto" style:column-width="1.345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>
      <style:table-cell-properties fo:padding-bottom="0.0193in" fo:padding-left="0.0138in" fo:padding-right="0.0138in" fo:padding-top="0.0193in"/>
    </style:style>
    <style:style style:name="ce2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6" table:default-cell-style-name="ce2"/>
        <table:table-column table:style-name="co5" table:number-columns-repeated="5" table:default-cell-style-name="Default"/>
        <table:table-row table:style-name="ro3">
          <table:table-cell office:value-type="string">
            <text:p>#</text:p>
          </table:table-cell>
          <table:table-cell office:value-type="string">
            <text:p>length</text:p>
          </table:table-cell>
          <table:table-cell office:value-type="string">
            <text:p>Prob = p(x)</text:p>
          </table:table-cell>
          <table:table-cell office:value-type="string">
            <text:p>length*prob</text:p>
          </table:table-cell>
          <table:table-cell/>
          <table:table-cell office:value-type="string">
            <text:p>log2p(x)</text:p>
          </table:table-cell>
          <table:table-cell office:value-type="string">
            <text:p>p(x)*log2p(x)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407777777777778">
            <text:p>0.407777777777778</text:p>
          </table:table-cell>
          <table:table-cell table:formula="of:=[.B2]*[.C2]" office:value-type="float" office:value="0.815555555555556">
            <text:p>0.815555555555556</text:p>
          </table:table-cell>
          <table:table-cell/>
          <table:table-cell table:formula="of:=LOG([.C2];2)" office:value-type="float" office:value="-1.29414493837382">
            <text:p>-1.2941449384</text:p>
          </table:table-cell>
          <table:table-cell table:formula="of:=[.C2]*[.F2]" office:value-type="float" office:value="-0.527723547092437">
            <text:p>-0.527723547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6307189542484">
            <text:p>0.006307189542484</text:p>
          </table:table-cell>
          <table:table-cell table:formula="of:=[.B3]*[.C3]" office:value-type="float" office:value="0.037843137254904">
            <text:p>0.037843137254904</text:p>
          </table:table-cell>
          <table:table-cell/>
          <table:table-cell table:formula="of:=LOG([.C3];2)" office:value-type="float" office:value="-7.30878699519922">
            <text:p>-7.3087869952</text:p>
          </table:table-cell>
          <table:table-cell table:formula="of:=[.C3]*[.F3]" office:value-type="float" office:value="-0.0460979049043636">
            <text:p>-0.0460979049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00562091503268">
            <text:p>0.005620915032680</text:p>
          </table:table-cell>
          <table:table-cell table:formula="of:=[.B4]*[.C4]" office:value-type="float" office:value="0.03372549019608">
            <text:p>0.033725490196080</text:p>
          </table:table-cell>
          <table:table-cell/>
          <table:table-cell table:formula="of:=LOG([.C4];2)" office:value-type="float" office:value="-7.47497927776521">
            <text:p>-7.4749792778</text:p>
          </table:table-cell>
          <table:table-cell table:formula="of:=[.C4]*[.F4]" office:value-type="float" office:value="-0.042016223391362">
            <text:p>-0.0420162234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07418300653595">
            <text:p>0.007418300653595</text:p>
          </table:table-cell>
          <table:table-cell table:formula="of:=[.B5]*[.C5]" office:value-type="float" office:value="0.037091503267975">
            <text:p>0.037091503267975</text:p>
          </table:table-cell>
          <table:table-cell/>
          <table:table-cell table:formula="of:=LOG([.C5];2)" office:value-type="float" office:value="-7.07469554517642">
            <text:p>-7.0746955452</text:p>
          </table:table-cell>
          <table:table-cell table:formula="of:=[.C5]*[.F5]" office:value-type="float" office:value="-0.0524822185867679">
            <text:p>-0.0524822186</text:p>
          </table:table-cell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005490196078431">
            <text:p>0.005490196078431</text:p>
          </table:table-cell>
          <table:table-cell table:formula="of:=[.B6]*[.C6]" office:value-type="float" office:value="0.032941176470586">
            <text:p>0.032941176470586</text:p>
          </table:table-cell>
          <table:table-cell/>
          <table:table-cell table:formula="of:=LOG([.C6];2)" office:value-type="float" office:value="-7.50892660968871">
            <text:p>-7.5089266097</text:p>
          </table:table-cell>
          <table:table-cell table:formula="of:=[.C6]*[.F6]" office:value-type="float" office:value="-0.0412254794257392">
            <text:p>-0.0412254794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007679738562092">
            <text:p>0.007679738562092</text:p>
          </table:table-cell>
          <table:table-cell table:formula="of:=[.B7]*[.C7]" office:value-type="float" office:value="0.03839869281046">
            <text:p>0.038398692810460</text:p>
          </table:table-cell>
          <table:table-cell/>
          <table:table-cell table:formula="of:=LOG([.C7];2)" office:value-type="float" office:value="-7.02472708590228">
            <text:p>-7.0247270859</text:p>
          </table:table-cell>
          <table:table-cell table:formula="of:=[.C7]*[.F7]" office:value-type="float" office:value="-0.0539480674897759">
            <text:p>-0.0539480675</text:p>
          </table:table-cell>
          <table:table-cell table:number-columns-repeated="2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000588235294118">
            <text:p>0.000588235294118</text:p>
          </table:table-cell>
          <table:table-cell table:formula="of:=[.B8]*[.C8]" office:value-type="float" office:value="0.004705882352944">
            <text:p>0.004705882352944</text:p>
          </table:table-cell>
          <table:table-cell/>
          <table:table-cell table:formula="of:=LOG([.C8];2)" office:value-type="float" office:value="-10.7313190310242">
            <text:p>-10.731319031</text:p>
          </table:table-cell>
          <table:table-cell table:formula="of:=[.C8]*[.F8]" office:value-type="float" office:value="-0.00631254060648861">
            <text:p>-0.0063125406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004803921568627">
            <text:p>0.004803921568627</text:p>
          </table:table-cell>
          <table:table-cell table:formula="of:=[.B9]*[.C9]" office:value-type="float" office:value="0.028823529411762">
            <text:p>0.028823529411762</text:p>
          </table:table-cell>
          <table:table-cell/>
          <table:table-cell table:formula="of:=LOG([.C9];2)" office:value-type="float" office:value="-7.70157168763115">
            <text:p>-7.7015716876</text:p>
          </table:table-cell>
          <table:table-cell table:formula="of:=[.C9]*[.F9]" office:value-type="float" office:value="-0.0369977463425383">
            <text:p>-0.0369977463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006339869281046">
            <text:p>0.006339869281046</text:p>
          </table:table-cell>
          <table:table-cell table:formula="of:=[.B10]*[.C10]" office:value-type="float" office:value="0.03169934640523">
            <text:p>0.031699346405230</text:p>
          </table:table-cell>
          <table:table-cell/>
          <table:table-cell table:formula="of:=LOG([.C10];2)" office:value-type="float" office:value="-7.30133119028019">
            <text:p>-7.3013311903</text:p>
          </table:table-cell>
          <table:table-cell table:formula="of:=[.C10]*[.F10]" office:value-type="float" office:value="-0.0462894853240004">
            <text:p>-0.0462894853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00261437908497">
            <text:p>0.000261437908497</text:p>
          </table:table-cell>
          <table:table-cell table:formula="of:=[.B11]*[.C11]" office:value-type="float" office:value="0.002091503267976">
            <text:p>0.002091503267976</text:p>
          </table:table-cell>
          <table:table-cell/>
          <table:table-cell table:formula="of:=LOG([.C11];2)" office:value-type="float" office:value="-11.9012440324659">
            <text:p>-11.9012440325</text:p>
          </table:table-cell>
          <table:table-cell table:formula="of:=[.C11]*[.F11]" office:value-type="float" office:value="-0.00311143634836029">
            <text:p>-0.0031114363</text:p>
          </table:table-cell>
          <table:table-cell table:number-columns-repeated="2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008790849673203">
            <text:p>0.008790849673203</text:p>
          </table:table-cell>
          <table:table-cell table:formula="of:=[.B12]*[.C12]" office:value-type="float" office:value="0.043954248366015">
            <text:p>0.043954248366015</text:p>
          </table:table-cell>
          <table:table-cell/>
          <table:table-cell table:formula="of:=LOG([.C12];2)" office:value-type="float" office:value="-6.82978166991069">
            <text:p>-6.8297816699</text:p>
          </table:table-cell>
          <table:table-cell table:formula="of:=[.C12]*[.F12]" office:value-type="float" office:value="-0.0600395839609822">
            <text:p>-0.060039584</text:p>
          </table:table-cell>
          <table:table-cell table:number-columns-repeated="2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005130718954248">
            <text:p>0.005130718954248</text:p>
          </table:table-cell>
          <table:table-cell table:formula="of:=[.B13]*[.C13]" office:value-type="float" office:value="0.030784313725488">
            <text:p>0.030784313725488</text:p>
          </table:table-cell>
          <table:table-cell/>
          <table:table-cell table:formula="of:=LOG([.C13];2)" office:value-type="float" office:value="-7.60662328357585">
            <text:p>-7.6066232836</text:p>
          </table:table-cell>
          <table:table-cell table:formula="of:=[.C13]*[.F13]" office:value-type="float" office:value="-0.0390274462588668">
            <text:p>-0.0390274463</text:p>
          </table:table-cell>
          <table:table-cell table:number-columns-repeated="2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005718954248366">
            <text:p>0.005718954248366</text:p>
          </table:table-cell>
          <table:table-cell table:formula="of:=[.B14]*[.C14]" office:value-type="float" office:value="0.034313725490196">
            <text:p>0.034313725490196</text:p>
          </table:table-cell>
          <table:table-cell/>
          <table:table-cell table:formula="of:=LOG([.C14];2)" office:value-type="float" office:value="-7.45003292063505">
            <text:p>-7.4500329206</text:p>
          </table:table-cell>
          <table:table-cell table:formula="of:=[.C14]*[.F14]" office:value-type="float" office:value="-0.0426063974219324">
            <text:p>-0.0426063974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003235294117647">
            <text:p>0.003235294117647</text:p>
          </table:table-cell>
          <table:table-cell table:formula="of:=[.B15]*[.C15]" office:value-type="float" office:value="0.022647058823529">
            <text:p>0.022647058823529</text:p>
          </table:table-cell>
          <table:table-cell/>
          <table:table-cell table:formula="of:=LOG([.C15];2)" office:value-type="float" office:value="-8.27188741238779">
            <text:p>-8.2718874124</text:p>
          </table:table-cell>
          <table:table-cell table:formula="of:=[.C15]*[.F15]" office:value-type="float" office:value="-0.0267619886871365">
            <text:p>-0.0267619887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005653594771242">
            <text:p>0.005653594771242</text:p>
          </table:table-cell>
          <table:table-cell table:formula="of:=[.B16]*[.C16]" office:value-type="float" office:value="0.033921568627452">
            <text:p>0.033921568627452</text:p>
          </table:table-cell>
          <table:table-cell/>
          <table:table-cell table:formula="of:=LOG([.C16];2)" office:value-type="float" office:value="-7.46661580483061">
            <text:p>-7.4666158048</text:p>
          </table:table-cell>
          <table:table-cell table:formula="of:=[.C16]*[.F16]" office:value-type="float" office:value="-0.0422132200730632">
            <text:p>-0.0422132201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19183006535948">
            <text:p>0.519183006535948</text:p>
          </table:table-cell>
          <table:table-cell table:formula="of:=[.B17]*[.C17]" office:value-type="float" office:value="0.519183006535948">
            <text:p>0.519183006535948</text:p>
          </table:table-cell>
          <table:table-cell/>
          <table:table-cell table:formula="of:=LOG([.C17];2)" office:value-type="float" office:value="-0.945684931865287">
            <text:p>-0.9456849319</text:p>
          </table:table-cell>
          <table:table-cell table:formula="of:=[.C17]*[.F17]" office:value-type="float" office:value="-0.490983546161563">
            <text:p>-0.490983546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Sum:</text:p>
          </table:table-cell>
          <table:table-cell table:formula="of:=SUM([.D2:.D17])" office:value-type="float" office:value="1.7476797385621">
            <text:p>1.747679738562100</text:p>
          </table:table-cell>
          <table:table-cell/>
          <table:table-cell office:value-type="string">
            <text:p>Sum:</text:p>
          </table:table-cell>
          <table:table-cell table:formula="of:=-SUM([.G2:.G17])" office:value-type="float" office:value="1.55783683207538">
            <text:p>1.5578368321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E[n]K</text:p>
          </table:table-cell>
          <table:table-cell office:value-type="float" office:value="1.7476797385621">
            <text:p>1.747679738562100</text:p>
          </table:table-cell>
          <table:table-cell/>
          <table:table-cell office:value-type="string">
            <text:p>H(X)K</text:p>
          </table:table-cell>
          <table:table-cell office:value-type="float" office:value="1.557836832">
            <text:p>1.557836832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E[n]</text:p>
          </table:table-cell>
          <table:table-cell table:formula="of:=[.D18]/4" office:value-type="float" office:value="0.436919934640525">
            <text:p>0.436919934640525</text:p>
          </table:table-cell>
          <table:table-cell/>
          <table:table-cell office:value-type="string">
            <text:p>H(X)</text:p>
          </table:table-cell>
          <table:table-cell table:formula="of:=[.G18]/4" office:value-type="float" office:value="0.389459208018844">
            <text:p>0.389459208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0.436919934640525">
            <text:p>0.436919934640525</text:p>
          </table:table-cell>
          <table:table-cell table:number-columns-repeated="2"/>
          <table:table-cell office:value-type="float" office:value="0.389459208">
            <text:p>0.389459208</text:p>
          </table:table-cell>
          <table:table-cell table:number-columns-repeated="2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float" office:value="1">
            <text:p>1</text:p>
          </table:table-cell>
          <table:table-cell/>
          <table:table-cell office:value-type="float" office:value="0.6209">
            <text:p>0.620900000000000</text:p>
          </table:table-cell>
          <table:table-cell table:formula="of:=LOG([.C25];2)" office:value-type="float" office:value="-0.687567163190781">
            <text:p>-0.687567163190781</text:p>
          </table:table-cell>
          <table:table-cell table:formula="of:=[.C25]*[.D25]" office:value-type="float" office:value="-0.426910451625156">
            <text:p>-0.4269104516</text:p>
          </table:table-cell>
          <table:table-cell/>
          <table:table-cell office:value-type="float" office:value="0.5">
            <text:p>0.5</text:p>
          </table:table-cell>
          <table:table-cell table:formula="of:=LOG([.G25];2)" office:value-type="float" office:value="-1">
            <text:p>-1</text:p>
          </table:table-cell>
          <table:table-cell table:formula="of:=[.G25]*[.H25]" office:value-type="float" office:value="-0.5">
            <text:p>-0.5</text:p>
          </table:table-cell>
        </table:table-row>
        <table:table-row table:style-name="ro3">
          <table:table-cell office:value-type="float" office:value="2">
            <text:p>2</text:p>
          </table:table-cell>
          <table:table-cell/>
          <table:table-cell office:value-type="float" office:value="0.3791">
            <text:p>0.379100000000000</text:p>
          </table:table-cell>
          <table:table-cell table:formula="of:=LOG([.C26];2)" office:value-type="float" office:value="-1.39934963837881">
            <text:p>-1.399349638378810</text:p>
          </table:table-cell>
          <table:table-cell table:formula="of:=[.C26]*[.D26]" office:value-type="float" office:value="-0.530493447909405">
            <text:p>-0.5304934479</text:p>
          </table:table-cell>
          <table:table-cell/>
          <table:table-cell office:value-type="float" office:value="0.5">
            <text:p>0.5</text:p>
          </table:table-cell>
          <table:table-cell table:formula="of:=LOG([.G26];2)" office:value-type="float" office:value="-1">
            <text:p>-1</text:p>
          </table:table-cell>
          <table:table-cell table:formula="of:=[.G26]*[.H26]" office:value-type="float" office:value="-0.5">
            <text:p>-0.5</text:p>
          </table:table-cell>
        </table:table-row>
        <table:table-row table:style-name="ro3">
          <table:table-cell table:number-columns-repeated="4"/>
          <table:table-cell table:formula="of:=SUM([.E25:.E26])" office:value-type="float" office:value="-0.957403899534561">
            <text:p>-0.9574038995</text:p>
          </table:table-cell>
          <table:table-cell table:number-columns-repeated="3"/>
          <table:table-cell table:formula="of:=SUM([.I25:.I26])" office:value-type="float" office:value="-1">
            <text:p>-1</text:p>
          </table:table-cell>
        </table:table-row>
        <table:table-row table:style-name="ro3">
          <table:table-cell table:number-columns-repeated="4"/>
          <table:table-cell table:formula="of:=[.E27]/-1" office:value-type="float" office:value="0.957403899534561">
            <text:p>0.9574038995</text:p>
          </table:table-cell>
          <table:table-cell table:number-columns-repeated="3"/>
          <table:table-cell table:formula="of:=[.I27]/-2" office:value-type="float" office:value="0.5">
            <text:p>0.5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p(x)</text:p>
          </table:table-cell>
          <table:table-cell office:value-type="string">
            <text:p>log2px</text:p>
          </table:table-cell>
          <table:table-cell office:value-type="string">
            <text:p>p(x)*log2px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/>
          <table:table-cell office:value-type="float" office:value="0.4376">
            <text:p>0.437600000000000</text:p>
          </table:table-cell>
          <table:table-cell table:formula="of:=LOG([.C31];2)" office:value-type="float" office:value="-1.19231535675689">
            <text:p>-1.192315356756890</text:p>
          </table:table-cell>
          <table:table-cell table:formula="of:=[.D31]*[.C31]" office:value-type="float" office:value="-0.521757200116816">
            <text:p>-0.5217572001</text:p>
          </table:table-cell>
          <table:table-cell/>
          <table:table-cell office:value-type="float" office:value="0.25">
            <text:p>0.25</text:p>
          </table:table-cell>
          <table:table-cell table:formula="of:=LOG([.G31];2)" office:value-type="float" office:value="-2">
            <text:p>-2</text:p>
          </table:table-cell>
          <table:table-cell table:formula="of:=[.G31]*[.H31]" office:value-type="float" office:value="-0.5">
            <text:p>-0.5</text:p>
          </table:table-cell>
        </table:table-row>
        <table:table-row table:style-name="ro3">
          <table:table-cell office:value-type="float" office:value="2">
            <text:p>2</text:p>
          </table:table-cell>
          <table:table-cell/>
          <table:table-cell office:value-type="float" office:value="0.1847">
            <text:p>0.184700000000000</text:p>
          </table:table-cell>
          <table:table-cell table:formula="of:=LOG([.C32];2)" office:value-type="float" office:value="-2.43674422856701">
            <text:p>-2.436744228567010</text:p>
          </table:table-cell>
          <table:table-cell table:formula="of:=[.D32]*[.C32]" office:value-type="float" office:value="-0.450066659016327">
            <text:p>-0.450066659</text:p>
          </table:table-cell>
          <table:table-cell/>
          <table:table-cell office:value-type="float" office:value="0.25">
            <text:p>0.25</text:p>
          </table:table-cell>
          <table:table-cell table:formula="of:=LOG([.G32];2)" office:value-type="float" office:value="-2">
            <text:p>-2</text:p>
          </table:table-cell>
          <table:table-cell table:formula="of:=[.G32]*[.H32]" office:value-type="float" office:value="-0.5">
            <text:p>-0.5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  <table:table-cell office:value-type="float" office:value="0.1819">
            <text:p>0.181900000000000</text:p>
          </table:table-cell>
          <table:table-cell table:formula="of:=LOG([.C33];2)" office:value-type="float" office:value="-2.45878255189796">
            <text:p>-2.458782551897960</text:p>
          </table:table-cell>
          <table:table-cell table:formula="of:=[.D33]*[.C33]" office:value-type="float" office:value="-0.447252546190239">
            <text:p>-0.4472525462</text:p>
          </table:table-cell>
          <table:table-cell/>
          <table:table-cell office:value-type="float" office:value="0.25">
            <text:p>0.25</text:p>
          </table:table-cell>
          <table:table-cell table:formula="of:=LOG([.G33];2)" office:value-type="float" office:value="-2">
            <text:p>-2</text:p>
          </table:table-cell>
          <table:table-cell table:formula="of:=[.G33]*[.H33]" office:value-type="float" office:value="-0.5">
            <text:p>-0.5</text:p>
          </table:table-cell>
        </table:table-row>
        <table:table-row table:style-name="ro3">
          <table:table-cell office:value-type="float" office:value="4">
            <text:p>4</text:p>
          </table:table-cell>
          <table:table-cell/>
          <table:table-cell office:value-type="float" office:value="0.1958">
            <text:p>0.195800000000000</text:p>
          </table:table-cell>
          <table:table-cell table:formula="of:=LOG([.C34];2)" office:value-type="float" office:value="-2.35254732994575">
            <text:p>-2.352547329945750</text:p>
          </table:table-cell>
          <table:table-cell table:formula="of:=[.D34]*[.C34]" office:value-type="float" office:value="-0.460628767203379">
            <text:p>-0.4606287672</text:p>
          </table:table-cell>
          <table:table-cell/>
          <table:table-cell office:value-type="float" office:value="0.25">
            <text:p>0.25</text:p>
          </table:table-cell>
          <table:table-cell table:formula="of:=LOG([.G34];2)" office:value-type="float" office:value="-2">
            <text:p>-2</text:p>
          </table:table-cell>
          <table:table-cell table:formula="of:=[.G34]*[.H34]" office:value-type="float" office:value="-0.5">
            <text:p>-0.5</text:p>
          </table:table-cell>
        </table:table-row>
        <table:table-row table:style-name="ro3">
          <table:table-cell table:number-columns-repeated="4"/>
          <table:table-cell table:formula="of:=SUM([.E31:.E34])" office:value-type="float" office:value="-1.87970517252676">
            <text:p>-1.8797051725</text:p>
          </table:table-cell>
          <table:table-cell table:number-columns-repeated="3"/>
          <table:table-cell table:formula="of:=SUM([.I31:.I34])" office:value-type="float" office:value="-2">
            <text:p>-2</text:p>
          </table:table-cell>
        </table:table-row>
        <table:table-row table:style-name="ro3">
          <table:table-cell table:number-columns-repeated="4"/>
          <table:table-cell table:formula="of:=[.E35]/-4" office:value-type="float" office:value="0.46992629313169">
            <text:p>0.4699262931</text:p>
          </table:table-cell>
          <table:table-cell table:number-columns-repeated="3"/>
          <table:table-cell table:formula="of:=[.I35]/-4" office:value-type="float" office:value="0.5">
            <text:p>0.5</text:p>
          </table:table-cell>
        </table:table-row>
        <table:table-row table:style-name="ro3" table:number-rows-repeated="104853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1" number:min-integer-digits="1"/>
    </number:number-style>
    <number:number-style style:name="N118">
      <number:number number:decimal-places="1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12/12/2012</text:date>, <text:time>17:4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k </meta:initial-creator>
    <meta:creation-date>2012-12-12T08:18:14</meta:creation-date>
    <dc:date>2012-12-12T17:47:00</dc:date>
    <dc:creator>Nick </dc:creator>
    <meta:editing-duration>PT2H29M37S</meta:editing-duration>
    <meta:editing-cycles>3</meta:editing-cycles>
    <meta:generator>LibreOffice/3.3$Unix LibreOffice_project/330m19$Build-401</meta:generator>
    <meta:document-statistic meta:table-count="3" meta:cell-count="169" meta:object-count="0"/>
  </office:meta>
</office:document-meta>
</file>